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B8EB9E66A5301219.png" manifest:media-type="image/png"/>
  <manifest:file-entry manifest:full-path="Pictures/1000000000000780000004384B8D80C0F7B5A07A.png" manifest:media-type="image/png"/>
  <manifest:file-entry manifest:full-path="Pictures/1000000000000780000004385207D6C0DA6F375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b7ef" officeooo:paragraph-rsid="0014b7e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6 Lesson2</text:p>
      <text:p text:style-name="Standard"/>
      <text:p text:style-name="Standard"><draw:frame draw:style-name="fr1" draw:name="Imagen2" text:anchor-type="char" svg:width="19.198cm" svg:height="10.799cm" draw:z-index="0"><draw:image xlink:href="Pictures/100000000000078000000438B8EB9E66A530121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1" text:anchor-type="char" svg:width="19.198cm" svg:height="10.799cm" draw:z-index="1"><draw:image xlink:href="Pictures/1000000000000780000004384B8D80C0F7B5A07A.png" xlink:type="simple" xlink:show="embed" xlink:actuate="onLoad" draw:mime-type="image/png"/></draw:frame><text:soft-page-break/></text:p>
      <text:p text:style-name="Standard"/>
      <text:p text:style-name="Standard"><draw:frame draw:style-name="fr1" draw:name="Imagen3" text:anchor-type="char" svg:width="19.198cm" svg:height="10.799cm" draw:z-index="2"><draw:image xlink:href="Pictures/1000000000000780000004384B8D80C0F7B5A07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1" draw:name="Imagen4" text:anchor-type="char" svg:width="19.198cm" svg:height="10.799cm" draw:z-index="3"><draw:image xlink:href="Pictures/1000000000000780000004385207D6C0DA6F375D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847cm" fo:margin-right="0.95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3T20:52:50.246000000</meta:creation-date>
    <dc:date>2020-10-03T21:31:14.086000000</dc:date>
    <meta:editing-duration>PT28M13S</meta:editing-duration>
    <meta:editing-cycles>1</meta:editing-cycles>
    <meta:document-statistic meta:table-count="0" meta:image-count="4" meta:object-count="0" meta:page-count="3" meta:paragraph-count="1" meta:word-count="2" meta:character-count="12" meta:non-whitespace-character-count="11"/>
    <meta:generator>LibreOffice/7.0.0.3$Windows_X86_64 LibreOffice_project/8061b3e9204bef6b321a21033174034a5e2ea88e</meta:generator>
  </office:meta>
</office:document-meta>
</file>